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66BE78EE789A245B.jpg" manifest:media-type="image/jpeg"/>
  <manifest:file-entry manifest:full-path="Pictures/10000000000000690000002D06FF253A92B6952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8.308cm"/>
    </style:style>
    <style:style style:name="Table3.B" style:family="table-column">
      <style:table-column-properties style:column-width="6.941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5" style:family="paragraph" style:parent-style-name="Footer">
      <style:text-properties style:font-size-complex="10pt"/>
    </style:style>
    <style:style style:name="P16" style:family="paragraph" style:parent-style-name="Footer">
      <style:text-properties officeooo:rsid="001eba53" officeooo:paragraph-rsid="001eba53" style:font-size-complex="10pt"/>
    </style:style>
    <style:style style:name="P17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8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/>
      </style:paragraph-properties>
      <style:text-properties style:font-name="Arial" officeooo:rsid="00199997" officeooo:paragraph-rsid="00199997" style:font-name-complex="Arial"/>
    </style:style>
    <style:style style:name="P24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officeooo:rsid="001cc9a0" officeooo:paragraph-rsid="00199997" style:font-name-complex="Arial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rsid="001b4d50" officeooo:paragraph-rsid="001b4d50" style:font-size-asian="10pt" style:font-style-asian="italic" style:font-name-complex="Arial" style:font-size-complex="10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Times New Roman1" fo:font-size="12pt" fo:font-style="normal" style:font-size-asian="12pt" style:font-style-asian="normal" style:font-name-complex="Arial" style:font-size-complex="12pt" style:font-style-complex="normal"/>
    </style:style>
    <style:style style:name="P32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</style:style>
    <style:style style:name="P33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officeooo:paragraph-rsid="0018a0cf"/>
    </style:style>
    <style:style style:name="P34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.212cm" fo:margin-bottom="0.106cm" loext:contextual-spacing="false" fo:orphans="2" fo:widows="2" fo:text-indent="0cm" style:auto-text-indent="false" style:page-number="auto" fo:background-color="transparent" style:writing-mode="lr-tb"/>
    </style:style>
    <style:style style:name="P36" style:family="paragraph" style:parent-style-name="Standard">
      <style:text-properties fo:color="#0000ff" style:font-name="Arial" fo:font-size="10pt" fo:font-style="italic" officeooo:paragraph-rsid="00205fb5" style:font-size-asian="10pt" style:font-style-asian="italic" style:font-name-complex="Arial" style:font-size-complex="10pt"/>
    </style:style>
    <style:style style:name="P37" style:family="paragraph" style:parent-style-name="Standard">
      <style:text-properties fo:color="#000000" style:font-name="Arial" fo:font-size="10pt" fo:font-style="normal" officeooo:rsid="00205fb5" officeooo:paragraph-rsid="00205fb5" style:font-size-asian="10pt" style:font-style-asian="normal" style:font-name-complex="Arial" style:font-size-complex="10pt" style:font-style-complex="normal"/>
    </style:style>
    <style:style style:name="P3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10pt" officeooo:paragraph-rsid="00205fb5" style:font-size-asian="10pt" style:font-name-complex="Arial" style:font-size-complex="10pt"/>
    </style:style>
    <style:style style:name="P40" style:family="paragraph" style:parent-style-name="Standard">
      <style:text-properties style:font-name="Arial" fo:font-size="10pt" officeooo:paragraph-rsid="00205fb5" style:font-size-asian="10pt" style:font-name-complex="Arial" style:font-size-complex="10pt"/>
    </style:style>
    <style:style style:name="P41" style:family="paragraph" style:parent-style-name="Standard">
      <style:text-properties style:font-name="Arial" fo:font-size="10pt" officeooo:rsid="00205fb5" officeooo:paragraph-rsid="00205fb5" style:font-size-asian="10pt" style:font-name-complex="Arial" style:font-size-complex="10pt"/>
    </style:style>
    <style:style style:name="P42" style:family="paragraph" style:parent-style-name="Standard">
      <style:text-properties officeooo:paragraph-rsid="00205fb5"/>
    </style:style>
    <style:style style:name="P43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44" style:family="paragraph" style:parent-style-name="Standard" style:list-style-name="L1">
      <style:paragraph-properties fo:margin-top="0.212cm" fo:margin-bottom="0.106cm" loext:contextual-spacing="false"/>
    </style:style>
    <style:style style:name="P45" style:family="paragraph" style:parent-style-name="Standard" style:list-style-name="L1">
      <style:paragraph-properties fo:margin-top="0.212cm" fo:margin-bottom="0.106cm" loext:contextual-spacing="false"/>
      <style:text-properties fo:font-size="12pt" fo:language="pt" fo:country="BR" fo:font-weight="normal" officeooo:rsid="001e6c5c" style:font-size-asian="12pt" style:font-weight-asian="normal" style:font-name-complex="Arial" style:font-size-complex="12pt"/>
    </style:style>
    <style:style style:name="P46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</style:style>
    <style:style style:name="P47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8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9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51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53" style:family="paragraph" style:parent-style-name="Header" style:list-style-name="L2">
      <style:paragraph-properties fo:text-align="justify" style:justify-single-word="false">
        <style:tab-stops/>
      </style:paragraph-properties>
      <style:text-properties style:font-name="Arial" fo:font-size="12pt" officeooo:rsid="0014bca7" officeooo:paragraph-rsid="001d9389" style:font-size-asian="12pt" style:font-name-complex="Arial" style:font-size-complex="12pt"/>
    </style:style>
    <style:style style:name="P54" style:family="paragraph" style:parent-style-name="Header" style:list-style-name="L2">
      <style:paragraph-properties fo:text-align="justify" style:justify-single-word="false">
        <style:tab-stops/>
      </style:paragraph-properties>
      <style:text-properties style:font-name="Arial" fo:font-size="12pt" officeooo:rsid="00224085" officeooo:paragraph-rsid="001d9389" style:font-size-asian="12pt" style:font-name-complex="Arial" style:font-size-complex="12pt"/>
    </style:style>
    <style:style style:name="P55" style:family="paragraph" style:parent-style-name="Header" style:list-style-name="L2">
      <style:paragraph-properties fo:text-align="justify" style:justify-single-word="false">
        <style:tab-stops/>
      </style:paragraph-properties>
      <style:text-properties style:font-name="Arial" fo:font-size="12pt" officeooo:rsid="00252b8f" officeooo:paragraph-rsid="001d9389" style:font-size-asian="12pt" style:font-name-complex="Arial" style:font-size-complex="12pt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6" style:family="text">
      <style:text-properties fo:font-size="12pt" fo:language="pt" fo:country="BR" fo:font-weight="normal" officeooo:rsid="0018a0cf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944dd" style:font-size-asian="12pt" style:font-weight-asian="normal" style:font-name-complex="Arial" style:font-size-complex="12pt"/>
    </style:style>
    <style:style style:name="T8" style:family="text">
      <style:text-properties fo:font-size="12pt" fo:language="pt" fo:country="BR" fo:font-weight="normal" officeooo:rsid="001b4d50" style:font-size-asian="12pt" style:font-weight-asian="normal" style:font-name-complex="Arial" style:font-size-complex="12pt"/>
    </style:style>
    <style:style style:name="T9" style:family="text">
      <style:text-properties fo:font-size="12pt" fo:language="pt" fo:country="BR" fo:font-weight="normal" officeooo:rsid="001c6d78" style:font-size-asian="12pt" style:font-weight-asian="normal" style:font-name-complex="Arial" style:font-size-complex="12pt"/>
    </style:style>
    <style:style style:name="T10" style:family="text">
      <style:text-properties fo:font-size="12pt" fo:language="pt" fo:country="BR" fo:font-weight="normal" officeooo:rsid="001e6c5c" style:font-size-asian="12pt" style:font-weight-asian="normal" style:font-name-complex="Arial" style:font-size-complex="12pt"/>
    </style:style>
    <style:style style:name="T11" style:family="text">
      <style:text-properties fo:font-size="12pt" fo:language="pt" fo:country="BR" fo:font-weight="normal" officeooo:rsid="001eba53" style:font-size-asian="12pt" style:font-weight-asian="normal" style:font-name-complex="Arial" style:font-size-complex="12pt"/>
    </style:style>
    <style:style style:name="T12" style:family="text">
      <style:text-properties fo:font-size="12pt" fo:language="pt" fo:country="BR" fo:font-weight="normal" officeooo:rsid="001ec9a8" style:font-size-asian="12pt" style:font-weight-asian="normal" style:font-name-complex="Arial" style:font-size-complex="12pt"/>
    </style:style>
    <style:style style:name="T13" style:family="text">
      <style:text-properties fo:color="#000000" style:font-name="Times New Roman1" fo:font-size="12pt" fo:font-style="normal" officeooo:rsid="0016d4aa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16" style:family="text">
      <style:text-properties officeooo:rsid="00205fb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cm" fo:text-indent="-0.635cm" fo:margin-left="2.0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5cm" fo:text-indent="-0.635cm" fo:margin-left="2.6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cm" fo:text-indent="-0.635cm" fo:margin-left="3.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5cm" fo:text-indent="-0.635cm" fo:margin-left="3.9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cm" fo:text-indent="-0.635cm" fo:margin-left="4.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5cm" fo:text-indent="-0.635cm" fo:margin-left="5.2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cm" fo:text-indent="-0.635cm" fo:margin-left="5.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5cm" fo:text-indent="-0.635cm" fo:margin-left="6.4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cm" fo:text-indent="-0.635cm" fo:margin-left="7.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5cm" fo:text-indent="-0.635cm" fo:margin-left="7.7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4">TERMO DE ABERTURA</text:span><text:span text:style-name="T3"> DO PROJETO</text:span></text:p>
      <text:p text:style-name="P19"/>
      <text:p text:style-name="P18">Identificação do Projeto</text:p>
      <text:p text:style-name="P1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52">HemoSystem </text:p>
          </table:table-cell>
        </table:table-row>
      </table:table>
      <text:p text:style-name="P17"/>
      <text:p text:style-name="P18">Histórico de Registro</text:p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37">23/08/2016</text:p>
          </table:table-cell>
          <table:table-cell table:style-name="Table2.A1" office:value-type="string">
            <text:p text:style-name="P37">Maisa Barreto</text:p>
          </table:table-cell>
          <table:table-cell table:style-name="Table2.D1" office:value-type="string">
            <text:p text:style-name="P41">Elaboração do documento</text:p>
          </table:table-cell>
        </table:table-row>
        <table:table-row table:style-name="Table2.1">
          <table:table-cell table:style-name="Table2.A1" office:value-type="string">
            <text:p text:style-name="P9">1.<text:span text:style-name="T16">1</text:span></text:p>
          </table:table-cell>
          <table:table-cell table:style-name="Table2.A1" office:value-type="string">
            <text:p text:style-name="P37">06/08/2016</text:p>
          </table:table-cell>
          <table:table-cell table:style-name="Table2.A1" office:value-type="string">
            <text:p text:style-name="P37">Maisa Barreto</text:p>
          </table:table-cell>
          <table:table-cell table:style-name="Table2.D1" office:value-type="string">
            <text:p text:style-name="P41">Alterações no documento</text:p>
          </table:table-cell>
        </table:table-row>
        <table:table-row table:style-name="Table2.1">
          <table:table-cell table:style-name="Table2.A4" office:value-type="string">
            <text:p text:style-name="P9">1.<text:span text:style-name="T16">2</text:span></text:p>
          </table:table-cell>
          <table:table-cell table:style-name="Table2.A4" office:value-type="string">
            <text:p text:style-name="P37">04/10/2016</text:p>
          </table:table-cell>
          <table:table-cell table:style-name="Table2.A4" office:value-type="string">
            <text:p text:style-name="P37">Maisa Barreto</text:p>
          </table:table-cell>
          <table:table-cell table:style-name="Table2.D4" office:value-type="string">
            <text:p text:style-name="P41">Correções</text:p>
          </table:table-cell>
        </table:table-row>
      </table:table>
      <text:p text:style-name="P22"/>
      <text:h text:style-name="P47" text:outline-level="1">Justificativa</text:h>
      <text:p text:style-name="P33"><text:span text:style-name="T5"><text:tab/></text:span><text:span text:style-name="T6">Auxiliar as tarefas de triagem, coleta e estoque de sangue da unidade </text:span><text:span text:style-name="T7">de Doação de Sangue</text:span><text:span text:style-name="T6">.</text:span></text:p>
      <text:p text:style-name="P11"/>
      <text:h text:style-name="P48" text:outline-level="1">Objetivo do Projeto</text:h>
      <text:p text:style-name="P11"><text:tab/><text:span text:style-name="T13">Criar um sistema para auxiliar os colaboradores de um centro de doação de sangue durante todo o processo de doação dos pacientes.</text:span></text:p>
      <text:p text:style-name="P31"/>
      <text:h text:style-name="P49" text:outline-level="1">Alinhamento Estratégico</text:h>
      <text:p text:style-name="P29"/>
      <text:p text:style-name="P27"/>
      <text:h text:style-name="P47" text:outline-level="1">Responsabilidades e Partes Interessadas</text:h>
      <text:p text:style-name="P32"><text:span text:style-name="T5"><text:tab/></text:span><text:span text:style-name="T8">Funcionários do centro de doação de sangue</text:span></text:p>
      <text:p text:style-name="P30"/>
      <text:p text:style-name="P28"/>
      <text:h text:style-name="P47" text:outline-level="1">Escopo</text:h>
      <text:p text:style-name="P35"><text:span text:style-name="T8"><text:tab/>O escopo é composto por todos os requisitos do sistema que visam auxiliar os funcionários durante o processo de doação de sangue. </text:span><text:span text:style-name="T9">O HemoSystem irá registrar todas as informações de procedimentos realizados nos paciente durante o processo de doação de sangue e também registrará informações sobre o estoque de sangue.</text:span></text:p>
      <text:p text:style-name="P34"/>
      <text:p text:style-name="P28"/>
      <text:h text:style-name="P47" text:outline-level="1">Restrições</text:h>
      <text:p text:style-name="P32"><text:span text:style-name="T5"><text:tab/></text:span><text:span text:style-name="T11">O sistema poderá ser utilizado apenas por funcionários ativos e que possuirão acesso apenas <text:s/>a informações de suas respectivas unidades.</text:span></text:p>
      <text:p text:style-name="P29"><text:tab/></text:p>
      <text:p text:style-name="P28"><text:soft-page-break/></text:p>
      <text:h text:style-name="P47" text:outline-level="1">Riscos Iniciais</text:h>
      <text:list xml:id="list4684854301166628918" text:style-name="L1">
        <text:list-item>
          <text:p text:style-name="P44"><text:span text:style-name="T11">Curto</text:span><text:span text:style-name="T10"> </text:span><text:span text:style-name="T11">prazo </text:span><text:span text:style-name="T10">para o desenvolvimento</text:span></text:p>
        </text:list-item>
        <text:list-item>
          <text:p text:style-name="P45">Poucos colaboradores para o desenvolvimento</text:p>
        </text:list-item>
      </text:list>
      <text:p text:style-name="P29"/>
      <text:p text:style-name="P27"/>
      <text:h text:style-name="P47" text:outline-level="1">Tempo Estimado</text:h>
      <text:p text:style-name="P29"/>
      <text:p text:style-name="P27"/>
      <text:h text:style-name="P47" text:outline-level="1">Custo Estimado</text:h>
      <text:p text:style-name="P32"><text:span text:style-name="T5"><text:tab/></text:span><text:span text:style-name="T12">R$ 0,00</text:span></text:p>
      <text:p text:style-name="P29"/>
      <text:p text:style-name="P26">10. Ferramentas utilizadas</text:p>
      <text:p text:style-name="P26"/>
      <text:list xml:id="list276771093468227834" text:style-name="L2">
        <text:list-item>
          <text:p text:style-name="P53">Github</text:p>
        </text:list-item>
        <text:list-item>
          <text:p text:style-name="P54">Framework Laravel</text:p>
        </text:list-item>
        <text:list-item>
          <text:p text:style-name="P55">Mysql</text:p>
        </text:list-item>
      </text:list>
      <text:p text:style-name="P25"/>
      <text:h text:style-name="P47" text:outline-level="1">Gerente do Projeto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50" text:outline-level="2">Nome</text:h>
          </table:table-cell>
          <table:table-cell table:style-name="Table3.B1" office:value-type="string">
            <text:h text:style-name="P51" text:outline-level="2">Email</text:h>
          </table:table-cell>
        </table:table-row>
      </table:table>
      <text:p text:style-name="P23">Maisa Barreto<text:tab/><text:tab/><text:tab/> <text:tab/><text:tab/>maaisa.barreto@gmail.com</text:p>
      <text:h text:style-name="P47" text:outline-level="1">Aprovação do Termo de Abertura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0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21">Assinatura</text:p>
          </table:table-cell>
        </table:table-row>
      </table:table>
      <text:p text:style-name="P24">Reginaldo 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Verdana1" svg:font-family="Verdan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fo:font-family="Verdana" style:font-family-generic="swiss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fo:font-family="Verdana" style:font-family-generic="swiss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fo:font-family="Verdana" style:font-family-generic="swiss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fo:font-family="Verdana" style:font-family-generic="swiss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fo:font-family="Verdana" style:font-family-generic="swiss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fo:font-family="Verdana" style:font-family-generic="swiss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fo:font-family="Verdana" style:font-family-generic="swiss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fo:font-family="Verdana" style:font-family-generic="swiss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P10" style:family="paragraph" style:parent-style-name="Footer">
      <style:text-properties officeooo:rsid="001eba53" officeooo:paragraph-rsid="001eba53"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06FF253A92B69520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66BE78EE789A245B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10-04T17:54:32.689306111</dc:date>
    <meta:print-date>2010-10-06T12:21:00</meta:print-date>
    <meta:editing-cycles>96</meta:editing-cycles>
    <meta:editing-duration>PT5H6M25S</meta:editing-duration>
    <meta:generator>LibreOffice/5.0.3.2$Linux_X86_64 LibreOffice_project/00m0$Build-2</meta:generator>
    <meta:document-statistic meta:table-count="6" meta:image-count="2" meta:object-count="0" meta:page-count="2" meta:paragraph-count="57" meta:word-count="236" meta:character-count="1491" meta:non-whitespace-character-count="1310"/>
  </office:meta>
</office:document-meta>
</file>